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461a" officeooo:paragraph-rsid="001e461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e461a" officeooo:paragraph-rsid="001e461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0000" loext:opacity="100%" style:text-underline-style="none" fo:font-weight="normal" officeooo:rsid="001e8201" officeooo:paragraph-rsid="001e8201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a933" loext:opacity="100%" style:text-underline-style="none" fo:font-weight="normal" officeooo:rsid="001e8201" officeooo:paragraph-rsid="001e8201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color="#00a933" loext:opacity="100%" style:text-underline-style="none" fo:font-weight="normal" officeooo:rsid="001e461a" officeooo:paragraph-rsid="001e461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ff8000" loext:opacity="100%" style:text-underline-style="none" fo:font-weight="normal" officeooo:rsid="001e8201" officeooo:paragraph-rsid="001e8201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ff8000" loext:opacity="100%" style:text-underline-style="none" fo:font-weight="normal" officeooo:rsid="001e8201" officeooo:paragraph-rsid="001e8201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ff8000" loext:opacity="100%" style:text-underline-style="none" fo:font-weight="normal" officeooo:rsid="002481c3" officeooo:paragraph-rsid="002481c3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ff0000" loext:opacity="100%" style:text-underline-style="none" fo:font-weight="normal" officeooo:rsid="001e8201" officeooo:paragraph-rsid="001e8201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ff0000" loext:opacity="100%" style:text-underline-style="none" fo:font-weight="normal" officeooo:rsid="001e8201" officeooo:paragraph-rsid="001e8201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color="#ff0000" loext:opacity="100%" style:text-underline-style="none" fo:font-weight="normal" officeooo:rsid="001fca38" officeooo:paragraph-rsid="001fca38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color="#ff0000" loext:opacity="100%" style:text-underline-style="none" fo:font-weight="normal" officeooo:rsid="00207935" officeooo:paragraph-rsid="00207935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ff0000" loext:opacity="100%" style:text-underline-style="none" fo:font-weight="normal" officeooo:rsid="002481c3" officeooo:paragraph-rsid="002481c3" style:font-weight-asian="normal" style:font-weight-complex="normal"/>
    </style:style>
    <style:style style:name="T1" style:family="text">
      <style:text-properties officeooo:rsid="001fca38"/>
    </style:style>
    <style:style style:name="T2" style:family="text">
      <style:text-properties officeooo:rsid="00221998"/>
    </style:style>
    <style:style style:name="T3" style:family="text">
      <style:text-properties officeooo:rsid="00234983"/>
    </style:style>
    <style:style style:name="T4" style:family="text">
      <style:text-properties fo:color="#c9211e" loext:opacity="100%" officeooo:rsid="00234983"/>
    </style:style>
    <style:style style:name="T5" style:family="text">
      <style:text-properties fo:color="#c9211e" loext:opacity="100%" officeooo:rsid="00235234"/>
    </style:style>
    <style:style style:name="T6" style:family="text">
      <style:text-properties officeooo:rsid="0028ac60"/>
    </style:style>
    <style:style style:name="T7" style:family="text">
      <style:text-properties officeooo:rsid="0029cb4b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hier de charges : </text:span>JEU LABYRINTHE 2D</text:p>
      <text:p text:style-name="P1"/>
      <text:list text:style-name="L1">
        <text:list-item>
          <text:p text:style-name="P4">OBLIGATOIRE</text:p>
        </text:list-item>
        <text:list-item>
          <text:p text:style-name="P6">CE SERAIT BIEN</text:p>
        </text:list-item>
        <text:list-item>
          <text:p text:style-name="P9">COMPLIQUE</text:p>
        </text:list-item>
      </text:list>
      <text:p text:style-name="P2"/>
      <text:list xml:id="list552088177" text:style-name="L2">
        <text:list-item>
          <text:p text:style-name="P5">Faire un personnage qui bouge sur un plan 2D. <text:span text:style-name="T3">Le personnage se tourne en fonction de la position de la souris pour un total de quatre côté (NSOE)</text:span></text:p>
        </text:list-item>
        <text:list-item>
          <text:p text:style-name="P5">Labyrinthe <text:span text:style-name="T1">qui est un donjon</text:span> généré aléatoirement :</text:p>
        </text:list-item>
      </text:list>
      <text:list text:style-name="L3">
        <text:list-item>
          <text:list>
            <text:list-item>
              <text:p text:style-name="P11">Si cul de sac alors coffre ou monstre</text:p>
            </text:list-item>
            <text:list-item>
              <text:p text:style-name="P11">Si couloir piège</text:p>
            </text:list-item>
            <text:list-item>
              <text:p text:style-name="P11">Salle de mini boss</text:p>
            </text:list-item>
            <text:list-item>
              <text:p text:style-name="P12">Faire des étages avec échelle qui mène a une salle de mini-boss.</text:p>
            </text:list-item>
          </text:list>
        </text:list-item>
      </text:list>
      <text:list text:continue-list="list552088177" text:style-name="L2">
        <text:list-item>
          <text:p text:style-name="P5">Le personnage tient une torche et ne voit qu’autour de lui. <text:span text:style-name="T4">Cependant, il y a des endroits ou ils y a des torches au murs (salle de boss, ou endroit de </text:span><text:span text:style-name="T5">combat</text:span><text:span text:style-name="T4">)</text:span></text:p>
        </text:list-item>
        <text:list-item>
          <text:p text:style-name="P7">Le labyrinthe est un donjon ou le but est de s’enfuir ou autre chose ? (Salle de boss) ?</text:p>
        </text:list-item>
        <text:list-item>
          <text:p text:style-name="P7">Dans ce donjon se trouve des ennemis,des coffres et des pièges.</text:p>
        </text:list-item>
        <text:list-item>
          <text:p text:style-name="P8">Ajouter des musiques de fond (combat, aventure, etc)</text:p>
        </text:list-item>
        <text:list-item>
          <text:p text:style-name="P10">Ce serait bien d’ajouter plusieurs armes différentes comme un arc.</text:p>
        </text:list-item>
        <text:list-item>
          <text:p text:style-name="P10">Le personnage aura une barre de vie et en perd s’il se fait toucher par les mobs ou pièges.</text:p>
        </text:list-item>
        <text:list-item>
          <text:p text:style-name="P13">Faire une <text:span text:style-name="T6">map</text:span> dans laquelle les endroit ou on a déjà été reste visible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23:54:24.014000000</meta:creation-date>
    <dc:date>2023-10-08T19:42:20.078000000</dc:date>
    <meta:editing-duration>PT1H44M41S</meta:editing-duration>
    <meta:editing-cycles>10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7" meta:word-count="204" meta:character-count="1007" meta:non-whitespace-character-count="836"/>
  </office:meta>
</office:document-meta>
</file>